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edSortedBag.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SortedBag.TransformedSortedBag( SortedBag bag , 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SortedBag.decorateTransform( SortedBag bag , Transformer transform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ansformedSortedBag.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SortedBag.getSortedB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ransformedSortedBag.decorate( SortedBag bag , 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SortedBag.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